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C++ IO support for various FEM exchange file formats</text:title></text:p>
      <text:p text:style-name="OrgTitle"/>
      <text:p text:style-name="OrgSubtitle"><text:initial-creator>Berthold Höllmann</text:initial-creator></text:p>
      <text:p text:style-name="OrgSubtitle"/>
      <text:table-of-content text:style-name="OrgIndexSection" text:protected="true" text:name="Table of Contents">
        <text:table-of-content-source text:outline-level="6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345728d">1. Supported FEM file formats</text:a></text:p>
          <text:p text:style-name="Contents_20_2"><text:a xlink:type="simple" xlink:href="#org8cdc2b2">1.1. NASTRAN Bulk Data Format (BDF)</text:a></text:p>
          <text:p text:style-name="Contents_20_3"><text:a xlink:type="simple" xlink:href="#org39a24f0">1.1.1. BDF Cards supported</text:a></text:p>
          <text:p text:style-name="Contents_20_4"><text:a xlink:type="simple" xlink:href="#org25cb98f">1.1.1.1. Bulk Data</text:a></text:p>
          <text:p text:style-name="Contents_20_4"><text:a xlink:type="simple" xlink:href="#org677b2d8">1.1.1.2. Header Data</text:a></text:p>
          <text:p text:style-name="Contents_20_2"><text:a xlink:type="simple" xlink:href="#org70c9c88">1.2. DNV GL Seasam Input Interface File (FEM)</text:a></text:p>
          <text:p text:style-name="Contents_20_3"><text:a xlink:type="simple" xlink:href="#org0f14b2c">1.2.1. FEM Cards supported</text:a></text:p>
          <text:p text:style-name="Contents_20_3"><text:a xlink:type="simple" xlink:href="#org7757111">1.2.2. Element Types in SESAM</text:a></text:p>
        </text:index-body>
      </text:table-of-content>
      <text:h text:style-name="Heading_20_1" text:outline-level="1" text:is-list-header="false">
<text:bookmark-start text:name="OrgXref.org345728d"/>
<text:bookmark text:name="org345728d"/>Supported FEM file formats
<text:bookmark-end text:name="OrgXref.org345728d"/></text:h>
      <text:p text:style-name="Text_20_body">Not all functionality defined for the exchange file formats is
supported. The supported subset is currently mainly defined by the
functionality supported in GLFrame rspt. the BMF file format.
</text:p>
      <text:p text:style-name="Text_20_body">More detailed information on supported functionality can be found in
the according directories in the <text:span text:style-name="OrgCode">docs</text:span> subdirectory.
</text:p>
      <text:h text:style-name="Heading_20_2" text:outline-level="2" text:is-list-header="false">
<text:bookmark-start text:name="OrgXref.org8cdc2b2"/>
<text:bookmark text:name="org8cdc2b2"/>NASTRAN Bulk Data Format (BDF)
<text:bookmark-end text:name="OrgXref.org8cdc2b2"/></text:h>
      <text:h text:style-name="Heading_20_3" text:outline-level="3" text:is-list-header="false">
<text:bookmark-start text:name="OrgXref.org39a24f0"/>
<text:bookmark text:name="org39a24f0"/>BDF Cards supported
<text:bookmark-end text:name="OrgXref.org39a24f0"/></text:h>
      <text:h text:style-name="Heading_20_4" text:outline-level="4" text:is-list-header="false">
<text:bookmark-start text:name="OrgXref.org25cb98f"/>
<text:bookmark text:name="org25cb98f"/>Bulk Data
<text:bookmark-end text:name="OrgXref.org25cb98f"/></text:h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/>
              </table:table-cell>
              <table:table-cell table:style-name="OrgTblCellTB">
                <text:p text:style-name="OrgTableHeadingLeft"><text:span text:style-name="Bold">Name</text:span></text:p>
              </table:table-cell>
              <table:table-cell table:style-name="OrgTblCellTB">
                <text:p text:style-name="OrgTableHeadingLeft"><text:span text:style-name="Bold">Description</text:span></text:p>
              </table:table-cell>
              <table:table-cell table:style-name="OrgTblCellTB">
                <text:p text:style-name="OrgTableHeadingLeft"><text:span text:style-name="Bold">Read</text:span></text:p>
              </table:table-cell>
              <table:table-cell table:style-name="OrgTblCellTB">
                <text:p text:style-name="OrgTableHeadingLeft"><text:span text:style-name="Bold">Write</text:span>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General</text:p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MAT1</text:span></text:p>
              </table:table-cell>
              <table:table-cell table:style-name="OrgTblCell">
                <text:p text:style-name="OrgTableContentsLeft">Material definition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MAT2</text:span></text:p>
              </table:table-cell>
              <table:table-cell table:style-name="OrgTblCell">
                <text:p text:style-name="OrgTableContentsLeft">Shell Element Anisotropic Material Property Definition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GRID</text:span></text:p>
              </table:table-cell>
              <table:table-cell table:style-name="OrgTblCellB">
                <text:p text:style-name="OrgTableContentsLeft">Grid nodes</text:p>
              </table:table-cell>
              <table:table-cell table:style-name="OrgTblCellB">
                <text:p text:style-name="OrgTableContentsLeft">✓</text:p>
              </table:table-cell>
              <table:table-cell table:style-name="OrgTblCellB">
                <text:p text:style-name="OrgTableContentsLeft">✓</text:p>
              </table:table-cell>
            </table:table-row>
          </table:table-rows>
          <table:table-rows>
            <table:table-row>
              <table:table-cell table:style-name="OrgTblCellT">
                <text:p text:style-name="OrgTableContentsLeft">Elements</text:p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CTRIA3</text:span></text:p>
              </table:table-cell>
              <table:table-cell table:style-name="OrgTblCell">
                <text:p text:style-name="OrgTableContentsLeft">3 node shaped shell elements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CQUAD4</text:span></text:p>
              </table:table-cell>
              <table:table-cell table:style-name="OrgTblCell">
                <text:p text:style-name="OrgTableContentsLeft">4 node shaped shell elements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CBEAM</text:span></text:p>
              </table:table-cell>
              <table:table-cell table:style-name="OrgTblCell">
                <text:p text:style-name="OrgTableContentsLeft">Complex beams <text:note text:id="fn1" text:note-class="footnote"><text:note-citation>1</text:note-citation><text:note-body><text:p text:style-name="Footnote">Twisting <text:span text:style-name="OrgCode">CBEAM</text:span> cross section by using the <text:span text:style-name="OrgCode">BIT</text:span> flag is
not supported. Offset via <text:span text:style-name="OrgCode">OFFT</text:span> is only supported for the same offset
at <text:span text:style-name="Emphasis">A</text:span> and <text:span text:style-name="Emphasis">B</text:span> end of beam.
</text:p></text:note-body></text:note>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CBAR</text:span></text:p>
              </table:table-cell>
              <table:table-cell table:style-name="OrgTblCell">
                <text:p text:style-name="OrgTableContentsLeft">Simple beams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CROD</text:span></text:p>
              </table:table-cell>
              <table:table-cell table:style-name="OrgTblCell">
                <text:p text:style-name="OrgTableContentsLeft">Trusses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CELAS1</text:span></text:p>
              </table:table-cell>
              <table:table-cell table:style-name="OrgTblCellB">
                <text:p text:style-name="OrgTableContentsLeft">Scalar Spring Connection</text:p>
              </table:table-cell>
              <table:table-cell table:style-name="OrgTblCellB">
                <text:p text:style-name="OrgTableContentsLeft">✗</text:p>
              </table:table-cell>
              <table:table-cell table:style-name="OrgTblCellB">
                <text:p text:style-name="OrgTableContentsLeft">✗</text:p>
              </table:table-cell>
            </table:table-row>
          </table:table-rows>
          <table:table-rows>
            <table:table-row>
              <table:table-cell table:style-name="OrgTblCellT">
                <text:p text:style-name="OrgTableContentsLeft">Element</text:p>
              </table:table-cell>
              <table:table-cell table:style-name="OrgTblCellT">
                <text:p text:style-name="OrgTableContentsLeft">properties</text:p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PSHELL</text:span></text:p>
              </table:table-cell>
              <table:table-cell table:style-name="OrgTblCell">
                <text:p text:style-name="OrgTableContentsLeft">Properties for <text:span text:style-name="OrgCode">CTRIA3</text:span>, and <text:span text:style-name="OrgCode">CQUAD4</text:span>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PBEAM</text:span></text:p>
              </table:table-cell>
              <table:table-cell table:style-name="OrgTblCell">
                <text:p text:style-name="OrgTableContentsLeft">Integral properties for <text:span text:style-name="OrgCode">CBEAM</text:span>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PBEAML</text:span></text:p>
              </table:table-cell>
              <table:table-cell table:style-name="OrgTblCell">
                <text:p text:style-name="OrgTableContentsLeft">Properties for <text:span text:style-name="OrgCode">CBEAM</text:span> describing cross section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PBAR</text:span></text:p>
              </table:table-cell>
              <table:table-cell table:style-name="OrgTblCell">
                <text:p text:style-name="OrgTableContentsLeft">Integral properties for <text:span text:style-name="OrgCode">CBAR</text:span>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PBARL</text:span></text:p>
              </table:table-cell>
              <table:table-cell table:style-name="OrgTblCell">
                <text:p text:style-name="OrgTableContentsLeft">Properties for <text:span text:style-name="OrgCode">CBAR</text:span> describing cross section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✗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PROD</text:span></text:p>
              </table:table-cell>
              <table:table-cell table:style-name="OrgTblCell">
                <text:p text:style-name="OrgTableContentsLeft">Properties for <text:span text:style-name="OrgCode">CROD</text:span>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✗</text:p>
              </table:table-cell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PELAS</text:span></text:p>
              </table:table-cell>
              <table:table-cell table:style-name="OrgTblCellB">
                <text:p text:style-name="OrgTableContentsLeft">Properties for <text:span text:style-name="OrgCode">CELAS*</text:span></text:p>
              </table:table-cell>
              <table:table-cell table:style-name="OrgTblCellB">
                <text:p text:style-name="OrgTableContentsLeft">✗</text:p>
              </table:table-cell>
              <table:table-cell table:style-name="OrgTblCellB">
                <text:p text:style-name="OrgTableContentsLeft">✗</text:p>
              </table:table-cell>
            </table:table-row>
          </table:table-rows>
          <table:table-rows>
            <table:table-row>
              <table:table-cell table:style-name="OrgTblCellT">
                <text:p text:style-name="OrgTableContentsLeft">Load</text:p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LOAD</text:span></text:p>
              </table:table-cell>
              <table:table-cell table:style-name="OrgTblCell">
                <text:p text:style-name="OrgTableContentsLeft">Load case combination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FORCE</text:span></text:p>
              </table:table-cell>
              <table:table-cell table:style-name="OrgTblCell">
                <text:p text:style-name="OrgTableContentsLeft">Forces on Nodes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MOMENT</text:span></text:p>
              </table:table-cell>
              <table:table-cell table:style-name="OrgTblCell">
                <text:p text:style-name="OrgTableContentsLeft">Moments on Nodes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CMASS2</text:span></text:p>
              </table:table-cell>
              <table:table-cell table:style-name="OrgTblCell">
                <text:p text:style-name="OrgTableContentsLeft">Scalar Mass Property and Connection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CMASS4</text:span></text:p>
              </table:table-cell>
              <table:table-cell table:style-name="OrgTblCell">
                <text:p text:style-name="OrgTableContentsLeft">Scalar Mass Property and Connection to Scalar Points Only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GRAV</text:span></text:p>
              </table:table-cell>
              <table:table-cell table:style-name="OrgTblCellB">
                <text:p text:style-name="OrgTableContentsLeft">Acceleration or Gravity Load</text:p>
              </table:table-cell>
              <table:table-cell table:style-name="OrgTblCellB">
                <text:p text:style-name="OrgTableContentsLeft">✓</text:p>
              </table:table-cell>
              <table:table-cell table:style-name="OrgTblCellB">
                <text:p text:style-name="OrgTableContentsLeft">✓</text:p>
              </table:table-cell>
            </table:table-row>
          </table:table-rows>
          <table:table-rows>
            <table:table-row>
              <table:table-cell table:style-name="OrgTblCellT">
                <text:p text:style-name="OrgTableContentsLeft">Misc</text:p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ENDDATA</text:span></text:p>
              </table:table-cell>
              <table:table-cell table:style-name="OrgTblCell">
                <text:p text:style-name="OrgTableContentsLeft">Marker for end of input file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PARAM</text:span></text:p>
              </table:table-cell>
              <table:table-cell table:style-name="OrgTblCellB">
                <text:p text:style-name="OrgTableContentsLeft">Specifies values for parameters used in solution sequences or user written <text:span text:style-name="OrgCode">DMAP</text:span> programs.</text:p>
              </table:table-cell>
              <table:table-cell table:style-name="OrgTblCellB">
                <text:p text:style-name="OrgTableContentsLeft">✓</text:p>
              </table:table-cell>
              <table:table-cell table:style-name="OrgTblCellB">
                <text:p text:style-name="OrgTableContentsLeft">✓</text:p>
              </table:table-cell>
            </table:table-row>
          </table:table-rows>
        </table:table>
      </text:section>
      <text:h text:style-name="Heading_20_4" text:outline-level="4" text:is-list-header="false">
<text:bookmark-start text:name="OrgXref.org677b2d8"/>
<text:bookmark text:name="org677b2d8"/>Header Data
<text:bookmark-end text:name="OrgXref.org677b2d8"/></text:h>
      <text:section text:style-name="OrgIndentedSection-Level-0" text:name="Section2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<text:span text:style-name="Bold">Name</text:span></text:p>
              </table:table-cell>
              <table:table-cell table:style-name="OrgTblCellTB">
                <text:p text:style-name="OrgTableHeadingLeft"><text:span text:style-name="Bold">Description</text:span></text:p>
              </table:table-cell>
              <table:table-cell table:style-name="OrgTblCellTB">
                <text:p text:style-name="OrgTableHeadingLeft"><text:span text:style-name="Bold">Read</text:span></text:p>
              </table:table-cell>
              <table:table-cell table:style-name="OrgTblCellTB">
                <text:p text:style-name="OrgTableHeadingLeft"><text:span text:style-name="Bold">Write</text:span>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<text:span text:style-name="OrgCode">SOL</text:span></text:p>
              </table:table-cell>
              <table:table-cell table:style-name="OrgTblCellT">
                <text:p text:style-name="OrgTableContentsLeft">Execute a Solution Sequence</text:p>
              </table:table-cell>
              <table:table-cell table:style-name="OrgTblCellT">
                <text:p text:style-name="OrgTableContentsLeft">✗</text:p>
              </table:table-cell>
              <table:table-cell table:style-name="OrgTblCellT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><text:span text:style-name="OrgCode">CEND</text:span></text:p>
              </table:table-cell>
              <table:table-cell table:style-name="OrgTblCell">
                <text:p text:style-name="OrgTableContentsLeft">End of Executive Control Delimiter</text:p>
              </table:table-cell>
              <table:table-cell table:style-name="OrgTblCell">
                <text:p text:style-name="OrgTableContentsLeft">✗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><text:span text:style-name="OrgCode">TITLE</text:span></text:p>
              </table:table-cell>
              <table:table-cell table:style-name="OrgTblCell">
                <text:p text:style-name="OrgTableContentsLeft">Output Title</text:p>
              </table:table-cell>
              <table:table-cell table:style-name="OrgTblCell">
                <text:p text:style-name="OrgTableContentsLeft">✗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><text:span text:style-name="OrgCode">ECHO</text:span></text:p>
              </table:table-cell>
              <table:table-cell table:style-name="OrgTblCell">
                <text:p text:style-name="OrgTableContentsLeft">Bulk Data Echo Request</text:p>
              </table:table-cell>
              <table:table-cell table:style-name="OrgTblCell">
                <text:p text:style-name="OrgTableContentsLeft">✗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><text:span text:style-name="OrgCode">DISPLACEMENT</text:span></text:p>
              </table:table-cell>
              <table:table-cell table:style-name="OrgTblCell">
                <text:p text:style-name="OrgTableContentsLeft">Displacement Output Request</text:p>
              </table:table-cell>
              <table:table-cell table:style-name="OrgTblCell">
                <text:p text:style-name="OrgTableContentsLeft">✗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><text:span text:style-name="OrgCode">SPCFORCES</text:span></text:p>
              </table:table-cell>
              <table:table-cell table:style-name="OrgTblCell">
                <text:p text:style-name="OrgTableContentsLeft">Single-Point Forces of Constraint Output Request</text:p>
              </table:table-cell>
              <table:table-cell table:style-name="OrgTblCell">
                <text:p text:style-name="OrgTableContentsLeft">✗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><text:span text:style-name="OrgCode">STRESS</text:span></text:p>
              </table:table-cell>
              <table:table-cell table:style-name="OrgTblCell">
                <text:p text:style-name="OrgTableContentsLeft">Element Stress Output Request</text:p>
              </table:table-cell>
              <table:table-cell table:style-name="OrgTblCell">
                <text:p text:style-name="OrgTableContentsLeft">✗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><text:span text:style-name="OrgCode">LOAD</text:span></text:p>
              </table:table-cell>
              <table:table-cell table:style-name="OrgTblCell">
                <text:p text:style-name="OrgTableContentsLeft">External Static Load Set Selection</text:p>
              </table:table-cell>
              <table:table-cell table:style-name="OrgTblCell">
                <text:p text:style-name="OrgTableContentsLeft">✗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><text:span text:style-name="OrgCode">SUBTITLE</text:span></text:p>
              </table:table-cell>
              <table:table-cell table:style-name="OrgTblCell">
                <text:p text:style-name="OrgTableContentsLeft">Output Subtitle</text:p>
              </table:table-cell>
              <table:table-cell table:style-name="OrgTblCell">
                <text:p text:style-name="OrgTableContentsLeft">✗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><text:span text:style-name="OrgCode">SUBCASE</text:span></text:p>
              </table:table-cell>
              <table:table-cell table:style-name="OrgTblCell">
                <text:p text:style-name="OrgTableContentsLeft">Subcase Delimiter</text:p>
              </table:table-cell>
              <table:table-cell table:style-name="OrgTblCell">
                <text:p text:style-name="OrgTableContentsLeft">✗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><text:span text:style-name="OrgCode">BEGIN</text:span> <text:span text:style-name="OrgCode">BULK</text:span></text:p>
              </table:table-cell>
              <table:table-cell table:style-name="OrgTblCell">
                <text:p text:style-name="OrgTableContentsLeft">Case Control and Bulk Data Delimiter</text:p>
              </table:table-cell>
              <table:table-cell table:style-name="OrgTblCell">
                <text:p text:style-name="OrgTableContentsLeft">✗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/>
              </table:table-cell>
            </table:table-row>
          </table:table-rows>
        </table:table>
      </text:section>
      <text:h text:style-name="Heading_20_2" text:outline-level="2" text:is-list-header="false">
<text:bookmark-start text:name="OrgXref.org70c9c88"/>
<text:bookmark text:name="org70c9c88"/>DNV GL Seasam Input Interface File (FEM)
<text:bookmark-end text:name="OrgXref.org70c9c88"/></text:h>
      <text:h text:style-name="Heading_20_3" text:outline-level="3" text:is-list-header="false">
<text:bookmark-start text:name="OrgXref.org0f14b2c"/>
<text:bookmark text:name="org0f14b2c"/>FEM Cards supported
<text:bookmark-end text:name="OrgXref.org0f14b2c"/></text:h>
      <text:section text:style-name="OrgIndentedSection-Level-0" text:name="Section3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/>
              </table:table-cell>
              <table:table-cell table:style-name="OrgTblCellTB">
                <text:p text:style-name="OrgTableHeadingLeft"><text:span text:style-name="Bold">Name</text:span></text:p>
              </table:table-cell>
              <table:table-cell table:style-name="OrgTblCellTB" table:number-columns-spanned="61">
                <text:p text:style-name="OrgTableHeadingLeft"><text:span text:style-name="Bold">Description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TBL">
                <text:p text:style-name="OrgTableHeadingLeft"><text:span text:style-name="Bold">Read</text:span></text:p>
              </table:table-cell>
              <table:table-cell table:style-name="OrgTblCellTB">
                <text:p text:style-name="OrgTableHeadingLeft"><text:span text:style-name="Bold">Write</text:span></text:p>
              </table:table-cell>
              <table:table-cell table:style-name="OrgTblCellTBL" table:number-columns-spanned="6">
                <text:p text:style-name="OrgTableHeadingRight"><text:span text:style-name="Bold">Page<text:note text:id="fn2" text:note-class="footnote"><text:note-citation>2</text:note-citation><text:note-body><text:p text:style-name="Footnote">   References page in "Technical Report: Sesam Input Interface File,
File Description", Document id: 89-7012, Revision Number 9 / 01
</text:p></text:note-body></text:note>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</table:table-header-rows>
          <table:table-rows>
            <table:table-row>
              <table:table-cell table:style-name="OrgTblCellT">
                <text:p text:style-name="OrgTableContentsLeft">General</text:p>
              </table:table-cell>
              <table:table-cell table:style-name="OrgTblCellT">
                <text:p text:style-name="OrgTableContentsLeft"/>
              </table:table-cell>
              <table:table-cell table:style-name="OrgTblCellT" table:number-columns-spanned="61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TL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L" table:number-columns-spanned="6">
                <text:p text:style-name="OrgTableContentsRight"/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DATE</text:span></text:p>
              </table:table-cell>
              <table:table-cell table:style-name="OrgTblCell" table:number-columns-spanned="61">
                <text:p text:style-name="OrgTableContentsLeft">Date and Program Information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4-2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COORD</text:span></text:p>
              </table:table-cell>
              <table:table-cell table:style-name="OrgTblCell" table:number-columns-spanned="61">
                <text:p text:style-name="OrgTableContentsLeft">Nodal Coordinate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56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NODE</text:span></text:p>
              </table:table-cell>
              <table:table-cell table:style-name="OrgTblCell" table:number-columns-spanned="61">
                <text:p text:style-name="OrgTableContentsLeft">Correspondence between External and Internal Node Numbering, and Number of Degrees of Freedom of Each Node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80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IDENT</text:span></text:p>
              </table:table-cell>
              <table:table-cell table:style-name="OrgTblCell" table:number-columns-spanned="61">
                <text:p text:style-name="OrgTableContentsLeft">Identification of Superelement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4-3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IEND</text:span></text:p>
              </table:table-cell>
              <table:table-cell table:style-name="OrgTblCellB" table:number-columns-spanned="61">
                <text:p text:style-name="OrgTableContentsLeft">End of a Superelement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BL">
                <text:p text:style-name="OrgTableContentsLeft">✓</text:p>
              </table:table-cell>
              <table:table-cell table:style-name="OrgTblCellB">
                <text:p text:style-name="OrgTableContentsLeft">✓</text:p>
              </table:table-cell>
              <table:table-cell table:style-name="OrgTblCellBL" table:number-columns-spanned="6">
                <text:p text:style-name="OrgTableContentsRight">4-4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</table:table-rows>
          <table:table-rows>
            <table:table-row>
              <table:table-cell table:style-name="OrgTblCellT">
                <text:p text:style-name="OrgTableContentsLeft">Elements</text:p>
              </table:table-cell>
              <table:table-cell table:style-name="OrgTblCellT">
                <text:p text:style-name="OrgTableContentsLeft"/>
              </table:table-cell>
              <table:table-cell table:style-name="OrgTblCellT" table:number-columns-spanned="61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TL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L" table:number-columns-spanned="6">
                <text:p text:style-name="OrgTableContentsRight"/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ELMNT1</text:span></text:p>
              </table:table-cell>
              <table:table-cell table:style-name="OrgTblCell" table:number-columns-spanned="61">
                <text:p text:style-name="OrgTableContentsLeft">Element Data Definition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65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GELREF1</text:span></text:p>
              </table:table-cell>
              <table:table-cell table:style-name="OrgTblCellB" table:number-columns-spanned="61">
                <text:p text:style-name="OrgTableContentsLeft">Reference to Element Data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BL">
                <text:p text:style-name="OrgTableContentsLeft">✓</text:p>
              </table:table-cell>
              <table:table-cell table:style-name="OrgTblCellB">
                <text:p text:style-name="OrgTableContentsLeft">✓</text:p>
              </table:table-cell>
              <table:table-cell table:style-name="OrgTblCellBL" table:number-columns-spanned="6">
                <text:p text:style-name="OrgTableContentsRight">6-66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</table:table-rows>
          <table:table-rows>
            <table:table-row>
              <table:table-cell table:style-name="OrgTblCellT">
                <text:p text:style-name="OrgTableContentsLeft">Element</text:p>
              </table:table-cell>
              <table:table-cell table:style-name="OrgTblCellT">
                <text:p text:style-name="OrgTableContentsLeft">properties</text:p>
              </table:table-cell>
              <table:table-cell table:style-name="OrgTblCellT" table:number-columns-spanned="61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TL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L" table:number-columns-spanned="6">
                <text:p text:style-name="OrgTableContentsRight"/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BEAMG</text:span></text:p>
              </table:table-cell>
              <table:table-cell table:style-name="OrgTblCell" table:number-columns-spanned="61">
                <text:p text:style-name="OrgTableContentsLeft">General Beam Element Data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49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BARM</text:span></text:p>
              </table:table-cell>
              <table:table-cell table:style-name="OrgTblCell" table:number-columns-spanned="61">
                <text:p text:style-name="OrgTableContentsLeft">Cross Section Type Massive Bar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48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IORH</text:span></text:p>
              </table:table-cell>
              <table:table-cell table:style-name="OrgTblCell" table:number-columns-spanned="61">
                <text:p text:style-name="OrgTableContentsLeft">Cross Section Type I or H Beam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71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LSEC</text:span></text:p>
              </table:table-cell>
              <table:table-cell table:style-name="OrgTblCell" table:number-columns-spanned="61">
                <text:p text:style-name="OrgTableContentsLeft">Cross Section Type L-Section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76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PIPE</text:span></text:p>
              </table:table-cell>
              <table:table-cell table:style-name="OrgTblCell" table:number-columns-spanned="61">
                <text:p text:style-name="OrgTableContentsLeft">Cross Section Type Tube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81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USYI</text:span></text:p>
              </table:table-cell>
              <table:table-cell table:style-name="OrgTblCell" table:number-columns-spanned="61">
                <text:p text:style-name="OrgTableContentsLeft">Cross Section Type Unsymmetrical I-Beam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93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ECCEN</text:span></text:p>
              </table:table-cell>
              <table:table-cell table:style-name="OrgTblCell" table:number-columns-spanned="61">
                <text:p text:style-name="OrgTableContentsLeft">Eccentricitie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61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BELFIX</text:span></text:p>
              </table:table-cell>
              <table:table-cell table:style-name="OrgTblCell" table:number-columns-spanned="61">
                <text:p text:style-name="OrgTableContentsLeft">Flexible Joint/Hinge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8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GELTH</text:span></text:p>
              </table:table-cell>
              <table:table-cell table:style-name="OrgTblCellB" table:number-columns-spanned="61">
                <text:p text:style-name="OrgTableContentsLeft">Thickness of Two-dimensional Element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BL">
                <text:p text:style-name="OrgTableContentsLeft">✓</text:p>
              </table:table-cell>
              <table:table-cell table:style-name="OrgTblCellB">
                <text:p text:style-name="OrgTableContentsLeft">✓</text:p>
              </table:table-cell>
              <table:table-cell table:style-name="OrgTblCellBL" table:number-columns-spanned="6">
                <text:p text:style-name="OrgTableContentsRight">6-70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</table:table-rows>
          <table:table-rows>
            <table:table-row>
              <table:table-cell table:style-name="OrgTblCellT">
                <text:p text:style-name="OrgTableContentsLeft">Load</text:p>
              </table:table-cell>
              <table:table-cell table:style-name="OrgTblCellT">
                <text:p text:style-name="OrgTableContentsLeft"/>
              </table:table-cell>
              <table:table-cell table:style-name="OrgTblCellT" table:number-columns-spanned="61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TL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L" table:number-columns-spanned="6">
                <text:p text:style-name="OrgTableContentsRight"/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BLDEP</text:span></text:p>
              </table:table-cell>
              <table:table-cell table:style-name="OrgTblCell" table:number-columns-spanned="61">
                <text:p text:style-name="OrgTableContentsLeft">Nodes with Linear Dependence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27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BNBCD</text:span></text:p>
              </table:table-cell>
              <table:table-cell table:style-name="OrgTblCell" table:number-columns-spanned="61">
                <text:p text:style-name="OrgTableContentsLeft">Nodes with Boundary Condition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30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BNDISPL</text:span></text:p>
              </table:table-cell>
              <table:table-cell table:style-name="OrgTblCell" table:number-columns-spanned="61">
                <text:p text:style-name="OrgTableContentsLeft">Nodes with Prescribed Displacements and Acceleration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31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BNLOAD</text:span></text:p>
              </table:table-cell>
              <table:table-cell table:style-name="OrgTblCell" table:number-columns-spanned="61">
                <text:p text:style-name="OrgTableContentsLeft">Nodes with Load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35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MGSPRNG</text:span></text:p>
              </table:table-cell>
              <table:table-cell table:style-name="OrgTblCell" table:number-columns-spanned="61">
                <text:p text:style-name="OrgTableContentsLeft">Element to Ground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103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TDLOAD</text:span></text:p>
              </table:table-cell>
              <table:table-cell table:style-name="OrgTblCell" table:number-columns-spanned="61">
                <text:p text:style-name="OrgTableContentsLeft"><text:span text:style-name="Bold">not documented</text:span> (Seems to be similar to <text:span text:style-name="OrgCode">TDMATER</text:span> or <text:span text:style-name="OrgCode">TDSETNAM</text:span>)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/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BEUSLO</text:span></text:p>
              </table:table-cell>
              <table:table-cell table:style-name="OrgTblCellB" table:number-columns-spanned="61">
                <text:p text:style-name="OrgTableContentsLeft">Elements with Surface Load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BL">
                <text:p text:style-name="OrgTableContentsLeft">✓</text:p>
              </table:table-cell>
              <table:table-cell table:style-name="OrgTblCellB">
                <text:p text:style-name="OrgTableContentsLeft">✓</text:p>
              </table:table-cell>
              <table:table-cell table:style-name="OrgTblCellBL" table:number-columns-spanned="6">
                <text:p text:style-name="OrgTableContentsRight">6-21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</table:table-rows>
          <table:table-rows>
            <table:table-row>
              <table:table-cell table:style-name="OrgTblCellT">
                <text:p text:style-name="OrgTableContentsLeft">Superel.</text:p>
              </table:table-cell>
              <table:table-cell table:style-name="OrgTblCellT">
                <text:p text:style-name="OrgTableContentsLeft"/>
              </table:table-cell>
              <table:table-cell table:style-name="OrgTblCellT" table:number-columns-spanned="61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TL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L" table:number-columns-spanned="6">
                <text:p text:style-name="OrgTableContentsRight"/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BSELL</text:span></text:p>
              </table:table-cell>
              <table:table-cell table:style-name="OrgTblCell" table:number-columns-spanned="61">
                <text:p text:style-name="OrgTableContentsLeft">Subelement Load Description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7-27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ELMNT2</text:span></text:p>
              </table:table-cell>
              <table:table-cell table:style-name="OrgTblCell" table:number-columns-spanned="61">
                <text:p text:style-name="OrgTableContentsLeft">Subelement Description with Simple Correspondence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7-31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HSUPSTAT</text:span></text:p>
              </table:table-cell>
              <table:table-cell table:style-name="OrgTblCell" table:number-columns-spanned="61">
                <text:p text:style-name="OrgTableContentsLeft">Superelement Statistical Information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7-40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HSUPTRAN</text:span></text:p>
              </table:table-cell>
              <table:table-cell table:style-name="OrgTblCell" table:number-columns-spanned="61">
                <text:p text:style-name="OrgTableContentsLeft">Superelement Transformation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7-41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HIERARCH</text:span></text:p>
              </table:table-cell>
              <table:table-cell table:style-name="OrgTblCell" table:number-columns-spanned="61">
                <text:p text:style-name="OrgTableContentsLeft">Superelement Hierarchy Description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7-38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TDSUPNAM</text:span></text:p>
              </table:table-cell>
              <table:table-cell table:style-name="OrgTblCellB" table:number-columns-spanned="61">
                <text:p text:style-name="OrgTableContentsLeft">Name and Description of a Super-Element.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BL">
                <text:p text:style-name="OrgTableContentsLeft">✓</text:p>
              </table:table-cell>
              <table:table-cell table:style-name="OrgTblCellB">
                <text:p text:style-name="OrgTableContentsLeft">✓</text:p>
              </table:table-cell>
              <table:table-cell table:style-name="OrgTblCellBL" table:number-columns-spanned="6">
                <text:p text:style-name="OrgTableContentsRight">4-8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</table:table-rows>
          <table:table-rows>
            <table:table-row>
              <table:table-cell table:style-name="OrgTblCellT">
                <text:p text:style-name="OrgTableContentsLeft">Misc</text:p>
              </table:table-cell>
              <table:table-cell table:style-name="OrgTblCellT">
                <text:p text:style-name="OrgTableContentsLeft"/>
              </table:table-cell>
              <table:table-cell table:style-name="OrgTblCellT" table:number-columns-spanned="61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TL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L" table:number-columns-spanned="6">
                <text:p text:style-name="OrgTableContentsRight"/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SETMEMB</text:span></text:p>
              </table:table-cell>
              <table:table-cell table:style-name="OrgTblCell" table:number-columns-spanned="61">
                <text:p text:style-name="OrgTableContentsLeft">Set (group) of Nodes or Elements (Members)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84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UNIVEC</text:span></text:p>
              </table:table-cell>
              <table:table-cell table:style-name="OrgTblCell" table:number-columns-spanned="61">
                <text:p text:style-name="OrgTableContentsLeft">Specification of Local Element Coordinate System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92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MISOSEL</text:span></text:p>
              </table:table-cell>
              <table:table-cell table:style-name="OrgTblCell" table:number-columns-spanned="61">
                <text:p text:style-name="OrgTableContentsLeft">Isotropy, Linear Elastic Structural Analysi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115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MORSMEL</text:span></text:p>
              </table:table-cell>
              <table:table-cell table:style-name="OrgTblCell" table:number-columns-spanned="61">
                <text:p text:style-name="OrgTableContentsLeft">Anisotropy, Linear Elastic Structural Analysis, 2-D Membrane Elements and 2-D Thin Shell Element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117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TDSETNAM</text:span></text:p>
              </table:table-cell>
              <table:table-cell table:style-name="OrgTblCell" table:number-columns-spanned="61">
                <text:p text:style-name="OrgTableContentsLeft">Name and Description of a Set (group)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4-7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TEXT</text:span></text:p>
              </table:table-cell>
              <table:table-cell table:style-name="OrgTblCellB" table:number-columns-spanned="61">
                <text:p text:style-name="OrgTableContentsLeft">User supplied Text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BL">
                <text:p text:style-name="OrgTableContentsLeft">✓</text:p>
              </table:table-cell>
              <table:table-cell table:style-name="OrgTblCellB">
                <text:p text:style-name="OrgTableContentsLeft">✓</text:p>
              </table:table-cell>
              <table:table-cell table:style-name="OrgTblCellBL" table:number-columns-spanned="6">
                <text:p text:style-name="OrgTableContentsRight">4-10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</table:table-rows>
        </table:table>
      </text:section>
      <text:h text:style-name="Heading_20_3" text:outline-level="3" text:is-list-header="false">
<text:bookmark-start text:name="OrgXref.org7757111"/>
<text:bookmark text:name="org7757111"/>Element Types in SESAM
<text:bookmark-end text:name="OrgXref.org7757111"/></text:h>
      <text:p text:style-name="Text_20_body">Conventions for use of the interface file for the elements in SESAM
are defined here. Other element types may be introduced for use in
other programs.
</text:p>
      <text:p text:style-name="Text_20_body">The table below contains element type numbers already reserved. (Not
all of them are included in SESAM).
</text:p>
      <text:p text:style-name="Text_20_body">For ADVANCE, the element types listed are those available from the
SESAM preprocessors. In addition to that ADVANCE has a lot of other
element types.
</text:p>
      <text:section text:style-name="OrgIndentedSection-Level-0" text:name="Section4">
        <text:p text:style-name="Table">
<text:bookmark text:name="org35bef54"/>Table <text:sequence text:ref-name="org35bef54" text:name="Table" text:formula="ooow:Table+1" style:num-format="1">1.2.1</text:sequence>: List of existing Element Types</text:p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 table:number-columns-spanned="4">
                <text:p text:style-name="OrgTableHeadingRight"><text:span text:style-name="Bold">Typ<text:note text:id="fn3" text:note-class="footnote"><text:note-citation>3</text:note-citation><text:note-body><text:p text:style-name="Footnote"><text:span text:style-name="OrgCode">ELTYP</text:span>
</text:p></text:note-body></text:note></text:span></text:p>
              </table:table-cell>
              <table:covered-table-cell/>
              <table:covered-table-cell/>
              <table:covered-table-cell/>
              <table:table-cell table:style-name="OrgTblCellTBL">
                <text:p text:style-name="OrgTableHeadingLeft"><text:span text:style-name="Bold">Name</text:span></text:p>
              </table:table-cell>
              <table:table-cell table:style-name="OrgTblCellTB" table:number-columns-spanned="3">
                <text:p text:style-name="OrgTableHeadingRight"><text:span text:style-name="Bold">N.<text:note text:id="fn4" text:note-class="footnote"><text:note-citation>4</text:note-citation><text:note-body><text:p text:style-name="Footnote">Number of nodes
</text:p></text:note-body></text:note></text:span></text:p>
              </table:table-cell>
              <table:covered-table-cell/>
              <table:covered-table-cell/>
              <table:table-cell table:style-name="OrgTblCellTB">
                <text:p text:style-name="OrgTableHeadingLeft"><text:span text:style-name="Bold">Description of Element</text:span></text:p>
              </table:table-cell>
              <table:table-cell table:style-name="OrgTblCellTB" table:number-columns-spanned="5">
                <text:p text:style-name="OrgTableHeadingLeft"><text:span text:style-name="Bold">Ref.</text:span></text:p>
              </table:table-cell>
              <table:covered-table-cell/>
              <table:covered-table-cell/>
              <table:covered-table-cell/>
              <table:covered-table-cell/>
              <table:table-cell table:style-name="OrgTblCellTBL" table:number-columns-spanned="6">
                <text:p text:style-name="OrgTableHeadingLeft"><text:span text:style-name="Bold"><text:note text:id="fn5" text:note-class="footnote"><text:note-citation>5</text:note-citation><text:note-body><text:p text:style-name="Footnote">Indcluded in program <text:span text:style-name="OrgCode">PREFRAME</text:span>
</text:p></text:note-body></text:note>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B" table:number-columns-spanned="6">
                <text:p text:style-name="OrgTableHeadingLeft"><text:span text:style-name="Bold"><text:note text:id="fn6" text:note-class="footnote"><text:note-citation>6</text:note-citation><text:note-body><text:p text:style-name="Footnote">Included in program <text:span text:style-name="OrgCode">PREFEM</text:span>
</text:p></text:note-body></text:note>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B" table:number-columns-spanned="6">
                <text:p text:style-name="OrgTableHeadingLeft"><text:span text:style-name="Bold"><text:note text:id="fn7" text:note-class="footnote"><text:note-citation>7</text:note-citation><text:note-body><text:p text:style-name="Footnote">Included in program <text:span text:style-name="OrgCode">SESTRA</text:span>
</text:p></text:note-body></text:note>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B" table:number-columns-spanned="6">
                <text:p text:style-name="OrgTableHeadingLeft"><text:span text:style-name="Bold"><text:note text:id="fn8" text:note-class="footnote"><text:note-citation>8</text:note-citation><text:note-body><text:p text:style-name="Footnote">Included in program <text:span text:style-name="OrgCode">ADVANCE</text:span>
</text:p></text:note-body></text:note>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B" table:number-columns-spanned="6">
                <text:p text:style-name="OrgTableHeadingLeft"><text:span text:style-name="Bold"><text:note text:id="fn9" text:note-class="footnote"><text:note-citation>9</text:note-citation><text:note-body><text:p text:style-name="Footnote">Included in program <text:span text:style-name="OrgCode">Poseidon</text:span>
</text:p></text:note-body></text:note>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B">
                <text:p text:style-name="OrgTableHeadingLeft"><text:span text:style-name="Bold">Other<text:note text:id="fn10" text:note-class="footnote"><text:note-citation>10</text:note-citation><text:note-body><text:p text:style-name="Footnote"><text:span text:style-name="Bold">FR</text:span> = FRAMEWORK, <text:span text:style-name="Bold">LA</text:span> = LAUNCH, <text:span text:style-name="Bold">PL</text:span> = PLATEWORK, <text:span text:style-name="Bold">PR</text:span> =
PRETUBE, <text:span text:style-name="Bold">SP</text:span> = SPLICE, <text:span text:style-name="Bold">WD</text:span> = WADAM, <text:span text:style-name="Bold">WJ</text:span> = WAJAC
</text:p></text:note-body></text:note></text:span></text:p>
              </table:table-cell>
            </table:table-row>
          </table:table-header-rows>
          <table:table-rows>
            <table:table-row>
              <table:table-cell table:style-name="OrgTblCellT" table:number-columns-spanned="4">
                <text:p text:style-name="OrgTableContentsRight">1</text:p>
              </table:table-cell>
              <table:covered-table-cell/>
              <table:covered-table-cell/>
              <table:covered-table-cell/>
              <table:table-cell table:style-name="OrgTblCellTL">
                <text:p text:style-name="OrgTableContentsLeft"/>
              </table:table-cell>
              <table:table-cell table:style-name="OrgTblCellT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T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T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T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2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BEPS</text:span></text:p>
              </table:table-cell>
              <table:table-cell table:style-name="OrgTblCell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">
                <text:p text:style-name="OrgTableContentsLeft">2-D, 2 Node Beam</text:p>
              </table:table-cell>
              <table:table-cell table:style-name="OrgTblCell" table:number-columns-spanned="5">
                <text:p text:style-name="OrgTableContentsLeft">3, 5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3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CSTA</text:span></text:p>
              </table:table-cell>
              <table:table-cell table:style-name="OrgTblCell" table:number-columns-spanned="3">
                <text:p text:style-name="OrgTableContentsRight">3</text:p>
              </table:table-cell>
              <table:covered-table-cell/>
              <table:covered-table-cell/>
              <table:table-cell table:style-name="OrgTblCell">
                <text:p text:style-name="OrgTableContentsLeft">Plane Constant Strain Triangle</text:p>
              </table:table-cell>
              <table:table-cell table:style-name="OrgTblCell" table:number-columns-spanned="5">
                <text:p text:style-name="OrgTableContentsLeft">2, 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>3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5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RPBQ</text:span></text:p>
              </table:table-cell>
              <table:table-cell table:style-name="OrgTblCell" table:number-columns-spanned="3">
                <text:p text:style-name="OrgTableContentsRight">4</text:p>
              </table:table-cell>
              <table:covered-table-cell/>
              <table:covered-table-cell/>
              <table:table-cell table:style-name="OrgTblCell">
                <text:p text:style-name="OrgTableContentsLeft">Rectangular Plate. Bending Modes</text:p>
              </table:table-cell>
              <table:table-cell table:style-name="OrgTblCell" table:number-columns-spanned="5">
                <text:p text:style-name="OrgTableContentsLeft">3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ILST</text:span></text:p>
              </table:table-cell>
              <table:table-cell table:style-name="OrgTblCell" table:number-columns-spanned="3">
                <text:p text:style-name="OrgTableContentsRight">6</text:p>
              </table:table-cell>
              <table:covered-table-cell/>
              <table:covered-table-cell/>
              <table:table-cell table:style-name="OrgTblCell">
                <text:p text:style-name="OrgTableContentsLeft">Plane Lin. Strain Triangle</text:p>
              </table:table-cell>
              <table:table-cell table:style-name="OrgTblCell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7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8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IQQE</text:span></text:p>
              </table:table-cell>
              <table:table-cell table:style-name="OrgTblCell" table:number-columns-spanned="3">
                <text:p text:style-name="OrgTableContentsRight">8</text:p>
              </table:table-cell>
              <table:covered-table-cell/>
              <table:covered-table-cell/>
              <table:table-cell table:style-name="OrgTblCell">
                <text:p text:style-name="OrgTableContentsLeft">Plane Quadrilateral Membrane Element</text:p>
              </table:table-cell>
              <table:table-cell table:style-name="OrgTblCell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9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LQUA</text:span></text:p>
              </table:table-cell>
              <table:table-cell table:style-name="OrgTblCell" table:number-columns-spanned="3">
                <text:p text:style-name="OrgTableContentsRight">4</text:p>
              </table:table-cell>
              <table:covered-table-cell/>
              <table:covered-table-cell/>
              <table:table-cell table:style-name="OrgTblCell">
                <text:p text:style-name="OrgTableContentsLeft">Plane Quadrilateral Membrane Element</text:p>
              </table:table-cell>
              <table:table-cell table:style-name="OrgTblCell" table:number-columns-spanned="5">
                <text:p text:style-name="OrgTableContentsLeft">2, 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10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TESS</text:span></text:p>
              </table:table-cell>
              <table:table-cell table:style-name="OrgTblCell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">
                <text:p text:style-name="OrgTableContentsLeft">Truss Element</text:p>
              </table:table-cell>
              <table:table-cell table:style-name="OrgTblCell" table:number-columns-spanned="5">
                <text:p text:style-name="OrgTableContentsLeft">2, 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11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GMAS</text:span></text:p>
              </table:table-cell>
              <table:table-cell table:style-name="OrgTblCell" table:number-columns-spanned="3">
                <text:p text:style-name="OrgTableContentsRight">1</text:p>
              </table:table-cell>
              <table:covered-table-cell/>
              <table:covered-table-cell/>
              <table:table-cell table:style-name="OrgTblCell">
                <text:p text:style-name="OrgTableContentsLeft">1-Noded Mass-Matrix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✗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12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GLMA</text:span></text:p>
              </table:table-cell>
              <table:table-cell table:style-name="OrgTblCell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">
                <text:p text:style-name="OrgTableContentsLeft">2-Noded Mass-Matrix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13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GLDA</text:span></text:p>
              </table:table-cell>
              <table:table-cell table:style-name="OrgTblCell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">
                <text:p text:style-name="OrgTableContentsLeft">2-Noded Damping-Matrix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14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B" table:number-columns-spanned="4">
                <text:p text:style-name="OrgTableContentsRight">15</text:p>
              </table:table-cell>
              <table:covered-table-cell/>
              <table:covered-table-cell/>
              <table:covered-table-cell/>
              <table:table-cell table:style-name="OrgTblCellBL">
                <text:p text:style-name="OrgTableContentsLeft"><text:span text:style-name="OrgCode">BEAS</text:span></text:p>
              </table:table-cell>
              <table:table-cell table:style-name="OrgTblCellB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B">
                <text:p text:style-name="OrgTableContentsLeft">3-D, 2 Node Beam</text:p>
              </table:table-cell>
              <table:table-cell table:style-name="OrgTblCellB" table:number-columns-spanned="5">
                <text:p text:style-name="OrgTableContentsLeft">2, 4</text:p>
              </table:table-cell>
              <table:covered-table-cell/>
              <table:covered-table-cell/>
              <table:covered-table-cell/>
              <table:covered-table-cell/>
              <table:table-cell table:style-name="OrgTblCellB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>
                <text:p text:style-name="OrgTableContentsLeft">FR, LA, PL, PR, WA</text:p>
              </table:table-cell>
            </table:table-row>
          </table:table-rows>
          <table:table-rows>
            <table:table-row>
              <table:table-cell table:style-name="OrgTblCellT" table:number-columns-spanned="4">
                <text:p text:style-name="OrgTableContentsRight">16</text:p>
              </table:table-cell>
              <table:covered-table-cell/>
              <table:covered-table-cell/>
              <table:covered-table-cell/>
              <table:table-cell table:style-name="OrgTblCellTL">
                <text:p text:style-name="OrgTableContentsLeft"><text:span text:style-name="OrgCode">AXIS</text:span></text:p>
              </table:table-cell>
              <table:table-cell table:style-name="OrgTblCellT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T">
                <text:p text:style-name="OrgTableContentsLeft">Axial Spring</text:p>
              </table:table-cell>
              <table:table-cell table:style-name="OrgTblCellT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T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✓<text:note text:id="fn11" text:note-class="footnote"><text:note-citation>11</text:note-citation><text:note-body><text:p text:style-name="Footnote">Temporarily <text:span text:style-name="OrgCode">ADVANCE</text:span> interprets Axisl Spring as link
element, ignoring the material reference. The 6 matrix numbers are
given in direct input to <text:span text:style-name="OrgCode">ADVANCE</text:span>.
</text:p></text:note-body></text:note>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✗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>
                <text:p text:style-name="OrgTableContentsLeft">FR</text:p>
              </table:table-cell>
            </table:table-row>
            <table:table-row>
              <table:table-cell table:style-name="OrgTblCell" table:number-columns-spanned="4">
                <text:p text:style-name="OrgTableContentsRight">17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AXDA</text:span></text:p>
              </table:table-cell>
              <table:table-cell table:style-name="OrgTblCell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">
                <text:p text:style-name="OrgTableContentsLeft">Axial Damper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✗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18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GSPR</text:span></text:p>
              </table:table-cell>
              <table:table-cell table:style-name="OrgTblCell" table:number-columns-spanned="3">
                <text:p text:style-name="OrgTableContentsRight">1</text:p>
              </table:table-cell>
              <table:covered-table-cell/>
              <table:covered-table-cell/>
              <table:table-cell table:style-name="OrgTblCell">
                <text:p text:style-name="OrgTableContentsLeft">Spring to Ground</text:p>
              </table:table-cell>
              <table:table-cell table:style-name="OrgTblCell" table:number-columns-spanned="5">
                <text:p text:style-name="OrgTableContentsLeft">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✗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FR</text:p>
              </table:table-cell>
            </table:table-row>
            <table:table-row>
              <table:table-cell table:style-name="OrgTblCell" table:number-columns-spanned="4">
                <text:p text:style-name="OrgTableContentsRight">19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GDAM</text:span></text:p>
              </table:table-cell>
              <table:table-cell table:style-name="OrgTblCell" table:number-columns-spanned="3">
                <text:p text:style-name="OrgTableContentsRight">1</text:p>
              </table:table-cell>
              <table:covered-table-cell/>
              <table:covered-table-cell/>
              <table:table-cell table:style-name="OrgTblCell">
                <text:p text:style-name="OrgTableContentsLeft">Damper to Ground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✗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B" table:number-columns-spanned="4">
                <text:p text:style-name="OrgTableContentsRight">20</text:p>
              </table:table-cell>
              <table:covered-table-cell/>
              <table:covered-table-cell/>
              <table:covered-table-cell/>
              <table:table-cell table:style-name="OrgTblCellBL">
                <text:p text:style-name="OrgTableContentsLeft"><text:span text:style-name="OrgCode">IHEX</text:span></text:p>
              </table:table-cell>
              <table:table-cell table:style-name="OrgTblCellB" table:number-columns-spanned="3">
                <text:p text:style-name="OrgTableContentsRight">20</text:p>
              </table:table-cell>
              <table:covered-table-cell/>
              <table:covered-table-cell/>
              <table:table-cell table:style-name="OrgTblCellB">
                <text:p text:style-name="OrgTableContentsLeft">Isoparametric Hexahedron</text:p>
              </table:table-cell>
              <table:table-cell table:style-name="OrgTblCellB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B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>
                <text:p text:style-name="OrgTableContentsLeft">FR</text:p>
              </table:table-cell>
            </table:table-row>
          </table:table-rows>
          <table:table-rows>
            <table:table-row>
              <table:table-cell table:style-name="OrgTblCellT" table:number-columns-spanned="4">
                <text:p text:style-name="OrgTableContentsRight">21</text:p>
              </table:table-cell>
              <table:covered-table-cell/>
              <table:covered-table-cell/>
              <table:covered-table-cell/>
              <table:table-cell table:style-name="OrgTblCellTL">
                <text:p text:style-name="OrgTableContentsLeft"><text:span text:style-name="OrgCode">LHEX</text:span></text:p>
              </table:table-cell>
              <table:table-cell table:style-name="OrgTblCellT" table:number-columns-spanned="3">
                <text:p text:style-name="OrgTableContentsRight">8</text:p>
              </table:table-cell>
              <table:covered-table-cell/>
              <table:covered-table-cell/>
              <table:table-cell table:style-name="OrgTblCellT">
                <text:p text:style-name="OrgTableContentsLeft">Linear Hexahedron</text:p>
              </table:table-cell>
              <table:table-cell table:style-name="OrgTblCellT" table:number-columns-spanned="5">
                <text:p text:style-name="OrgTableContentsLeft">2, 4</text:p>
              </table:table-cell>
              <table:covered-table-cell/>
              <table:covered-table-cell/>
              <table:covered-table-cell/>
              <table:covered-table-cell/>
              <table:table-cell table:style-name="OrgTblCellT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>
                <text:p text:style-name="OrgTableContentsLeft">FR</text:p>
              </table:table-cell>
            </table:table-row>
            <table:table-row>
              <table:table-cell table:style-name="OrgTblCell" table:number-columns-spanned="4">
                <text:p text:style-name="OrgTableContentsRight">22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SECB</text:span></text:p>
              </table:table-cell>
              <table:table-cell table:style-name="OrgTblCell" table:number-columns-spanned="3">
                <text:p text:style-name="OrgTableContentsRight">3</text:p>
              </table:table-cell>
              <table:covered-table-cell/>
              <table:covered-table-cell/>
              <table:table-cell table:style-name="OrgTblCell">
                <text:p text:style-name="OrgTableContentsLeft">Subparametric Curved Beam</text:p>
              </table:table-cell>
              <table:table-cell table:style-name="OrgTblCell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23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BTSS</text:span></text:p>
              </table:table-cell>
              <table:table-cell table:style-name="OrgTblCell" table:number-columns-spanned="3">
                <text:p text:style-name="OrgTableContentsRight">3</text:p>
              </table:table-cell>
              <table:covered-table-cell/>
              <table:covered-table-cell/>
              <table:table-cell table:style-name="OrgTblCell">
                <text:p text:style-name="OrgTableContentsLeft">General Curved Beam</text:p>
              </table:table-cell>
              <table:table-cell table:style-name="OrgTblCell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PL, PR</text:p>
              </table:table-cell>
            </table:table-row>
            <table:table-row>
              <table:table-cell table:style-name="OrgTblCell" table:number-columns-spanned="4">
                <text:p text:style-name="OrgTableContentsRight">24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FQUS</text:span></text:p>
              </table:table-cell>
              <table:table-cell table:style-name="OrgTblCell" table:number-columns-spanned="3">
                <text:p text:style-name="OrgTableContentsRight">4</text:p>
              </table:table-cell>
              <table:covered-table-cell/>
              <table:covered-table-cell/>
              <table:table-cell table:style-name="OrgTblCell">
                <text:p text:style-name="OrgTableContentsLeft">Flat Quadrilateral Thin Shell</text:p>
              </table:table-cell>
              <table:table-cell table:style-name="OrgTblCell" table:number-columns-spanned="5">
                <text:p text:style-name="OrgTableContentsLeft">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PL, PR</text:p>
              </table:table-cell>
            </table:table-row>
            <table:table-row>
              <table:table-cell table:style-name="OrgTblCell" table:number-columns-spanned="4">
                <text:p text:style-name="OrgTableContentsRight">24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FFQ</text:span></text:p>
              </table:table-cell>
              <table:table-cell table:style-name="OrgTblCell" table:number-columns-spanned="3">
                <text:p text:style-name="OrgTableContentsRight">4</text:p>
              </table:table-cell>
              <table:covered-table-cell/>
              <table:covered-table-cell/>
              <table:table-cell table:style-name="OrgTblCell">
                <text:p text:style-name="OrgTableContentsLeft">Free Formulation Quadrilateral Shell</text:p>
              </table:table-cell>
              <table:table-cell table:style-name="OrgTblCell" table:number-columns-spanned="5">
                <text:p text:style-name="OrgTableContentsLeft">5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25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FTRS</text:span></text:p>
              </table:table-cell>
              <table:table-cell table:style-name="OrgTblCell" table:number-columns-spanned="3">
                <text:p text:style-name="OrgTableContentsRight">3</text:p>
              </table:table-cell>
              <table:covered-table-cell/>
              <table:covered-table-cell/>
              <table:table-cell table:style-name="OrgTblCell">
                <text:p text:style-name="OrgTableContentsLeft">Flat Triangular Thin Shell</text:p>
              </table:table-cell>
              <table:table-cell table:style-name="OrgTblCell" table:number-columns-spanned="5">
                <text:p text:style-name="OrgTableContentsLeft">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PL</text:p>
              </table:table-cell>
            </table:table-row>
            <table:table-row>
              <table:table-cell table:style-name="OrgTblCell" table:number-columns-spanned="4">
                <text:p text:style-name="OrgTableContentsRight">25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FFTR</text:span></text:p>
              </table:table-cell>
              <table:table-cell table:style-name="OrgTblCell" table:number-columns-spanned="3">
                <text:p text:style-name="OrgTableContentsRight">3</text:p>
              </table:table-cell>
              <table:covered-table-cell/>
              <table:covered-table-cell/>
              <table:table-cell table:style-name="OrgTblCell">
                <text:p text:style-name="OrgTableContentsLeft">Free Formulation Triangular Shell</text:p>
              </table:table-cell>
              <table:table-cell table:style-name="OrgTblCell" table:number-columns-spanned="5">
                <text:p text:style-name="OrgTableContentsLeft">5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26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SCTS</text:span></text:p>
              </table:table-cell>
              <table:table-cell table:style-name="OrgTblCell" table:number-columns-spanned="3">
                <text:p text:style-name="OrgTableContentsRight">6</text:p>
              </table:table-cell>
              <table:covered-table-cell/>
              <table:covered-table-cell/>
              <table:table-cell table:style-name="OrgTblCell">
                <text:p text:style-name="OrgTableContentsLeft">Subparametric Curved Triangular Thick Shell</text:p>
              </table:table-cell>
              <table:table-cell table:style-name="OrgTblCell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PL</text:p>
              </table:table-cell>
            </table:table-row>
            <table:table-row>
              <table:table-cell table:style-name="OrgTblCell" table:number-columns-spanned="4">
                <text:p text:style-name="OrgTableContentsRight">27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MCTS</text:span></text:p>
              </table:table-cell>
              <table:table-cell table:style-name="OrgTblCell" table:number-columns-spanned="3">
                <text:p text:style-name="OrgTableContentsRight">6</text:p>
              </table:table-cell>
              <table:covered-table-cell/>
              <table:covered-table-cell/>
              <table:table-cell table:style-name="OrgTblCell">
                <text:p text:style-name="OrgTableContentsLeft">Subparametric Curved Triangular Thick Sandwich Element</text:p>
              </table:table-cell>
              <table:table-cell table:style-name="OrgTblCell" table:number-columns-spanned="5">
                <text:p text:style-name="OrgTableContentsLeft">2<text:note text:id="fn12" text:note-class="footnote"><text:note-citation>12</text:note-citation><text:note-body><text:p text:style-name="Footnote">The element subroutines are the same as for the
subparametric curved thick shells (<text:span text:style-name="OrgCode">SCQS</text:span> and <text:span text:style-name="OrgCode">SCTS</text:span>).
</text:p></text:note-body></text:note>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B" table:number-columns-spanned="4">
                <text:p text:style-name="OrgTableContentsRight">28</text:p>
              </table:table-cell>
              <table:covered-table-cell/>
              <table:covered-table-cell/>
              <table:covered-table-cell/>
              <table:table-cell table:style-name="OrgTblCellBL">
                <text:p text:style-name="OrgTableContentsLeft"><text:span text:style-name="OrgCode">SCQS</text:span></text:p>
              </table:table-cell>
              <table:table-cell table:style-name="OrgTblCellB" table:number-columns-spanned="3">
                <text:p text:style-name="OrgTableContentsRight">8</text:p>
              </table:table-cell>
              <table:covered-table-cell/>
              <table:covered-table-cell/>
              <table:table-cell table:style-name="OrgTblCellB">
                <text:p text:style-name="OrgTableContentsLeft">Subparametric Curved Quadrilateral Thick Shell</text:p>
              </table:table-cell>
              <table:table-cell table:style-name="OrgTblCellB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B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>
                <text:p text:style-name="OrgTableContentsLeft">PL, PR</text:p>
              </table:table-cell>
            </table:table-row>
          </table:table-rows>
          <table:table-rows>
            <table:table-row>
              <table:table-cell table:style-name="OrgTblCellT" table:number-columns-spanned="4">
                <text:p text:style-name="OrgTableContentsRight">29</text:p>
              </table:table-cell>
              <table:covered-table-cell/>
              <table:covered-table-cell/>
              <table:covered-table-cell/>
              <table:table-cell table:style-name="OrgTblCellTL">
                <text:p text:style-name="OrgTableContentsLeft"><text:span text:style-name="OrgCode">MCQS</text:span></text:p>
              </table:table-cell>
              <table:table-cell table:style-name="OrgTblCellT" table:number-columns-spanned="3">
                <text:p text:style-name="OrgTableContentsRight">8</text:p>
              </table:table-cell>
              <table:covered-table-cell/>
              <table:covered-table-cell/>
              <table:table-cell table:style-name="OrgTblCellT">
                <text:p text:style-name="OrgTableContentsLeft">Subparam. Curved Quadr. Thick Sandwich Elem.</text:p>
              </table:table-cell>
              <table:table-cell table:style-name="OrgTblCellT" table:number-columns-spanned="5">
                <text:p text:style-name="OrgTableContentsLeft">2<text:span text:style-name="OrgSuperscript"><text:note-ref text:note-class="footnote" text:reference-format="text" text:ref-name="fn12">12</text:note-ref></text:span></text:p>
              </table:table-cell>
              <table:covered-table-cell/>
              <table:covered-table-cell/>
              <table:covered-table-cell/>
              <table:covered-table-cell/>
              <table:table-cell table:style-name="OrgTblCellT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30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IPRI</text:span></text:p>
              </table:table-cell>
              <table:table-cell table:style-name="OrgTblCell" table:number-columns-spanned="3">
                <text:p text:style-name="OrgTableContentsRight">15</text:p>
              </table:table-cell>
              <table:covered-table-cell/>
              <table:covered-table-cell/>
              <table:table-cell table:style-name="OrgTblCell">
                <text:p text:style-name="OrgTableContentsLeft">Isoparametric Triangular Prism</text:p>
              </table:table-cell>
              <table:table-cell table:style-name="OrgTblCell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31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ITET</text:span></text:p>
              </table:table-cell>
              <table:table-cell table:style-name="OrgTblCell" table:number-columns-spanned="3">
                <text:p text:style-name="OrgTableContentsRight">10</text:p>
              </table:table-cell>
              <table:covered-table-cell/>
              <table:covered-table-cell/>
              <table:table-cell table:style-name="OrgTblCell">
                <text:p text:style-name="OrgTableContentsLeft">Isoparametric Tetrahedron</text:p>
              </table:table-cell>
              <table:table-cell table:style-name="OrgTblCell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32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TPRI</text:span></text:p>
              </table:table-cell>
              <table:table-cell table:style-name="OrgTblCell" table:number-columns-spanned="3">
                <text:p text:style-name="OrgTableContentsRight">6</text:p>
              </table:table-cell>
              <table:covered-table-cell/>
              <table:covered-table-cell/>
              <table:table-cell table:style-name="OrgTblCell">
                <text:p text:style-name="OrgTableContentsLeft">Triangular Prism</text:p>
              </table:table-cell>
              <table:table-cell table:style-name="OrgTblCell" table:number-columns-spanned="5">
                <text:p text:style-name="OrgTableContentsLeft">2, 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33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TETR</text:span></text:p>
              </table:table-cell>
              <table:table-cell table:style-name="OrgTblCell" table:number-columns-spanned="3">
                <text:p text:style-name="OrgTableContentsRight">4</text:p>
              </table:table-cell>
              <table:covered-table-cell/>
              <table:covered-table-cell/>
              <table:table-cell table:style-name="OrgTblCell">
                <text:p text:style-name="OrgTableContentsLeft">Tetrahedron</text:p>
              </table:table-cell>
              <table:table-cell table:style-name="OrgTblCell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34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LCTS</text:span></text:p>
              </table:table-cell>
              <table:table-cell table:style-name="OrgTblCell" table:number-columns-spanned="3">
                <text:p text:style-name="OrgTableContentsRight">6</text:p>
              </table:table-cell>
              <table:covered-table-cell/>
              <table:covered-table-cell/>
              <table:table-cell table:style-name="OrgTblCell">
                <text:p text:style-name="OrgTableContentsLeft">Subparam. Layered Curved Triangular Thick Shell</text:p>
              </table:table-cell>
              <table:table-cell table:style-name="OrgTblCell" table:number-columns-spanned="5">
                <text:p text:style-name="OrgTableContentsLeft">2<text:span text:style-name="OrgSuperscript"><text:note-ref text:note-class="footnote" text:reference-format="text" text:ref-name="fn12">12</text:note-ref></text:span>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B" table:number-columns-spanned="4">
                <text:p text:style-name="OrgTableContentsRight">35</text:p>
              </table:table-cell>
              <table:covered-table-cell/>
              <table:covered-table-cell/>
              <table:covered-table-cell/>
              <table:table-cell table:style-name="OrgTblCellBL">
                <text:p text:style-name="OrgTableContentsLeft"><text:span text:style-name="OrgCode">LCQS</text:span></text:p>
              </table:table-cell>
              <table:table-cell table:style-name="OrgTblCellB" table:number-columns-spanned="3">
                <text:p text:style-name="OrgTableContentsRight">8</text:p>
              </table:table-cell>
              <table:covered-table-cell/>
              <table:covered-table-cell/>
              <table:table-cell table:style-name="OrgTblCellB">
                <text:p text:style-name="OrgTableContentsLeft">Subparam. Layered Curved Quadrilat. Thick Shell</text:p>
              </table:table-cell>
              <table:table-cell table:style-name="OrgTblCellB" table:number-columns-spanned="5">
                <text:p text:style-name="OrgTableContentsLeft">2<text:span text:style-name="OrgSuperscript"><text:note-ref text:note-class="footnote" text:reference-format="text" text:ref-name="fn12">12</text:note-ref></text:span></text:p>
              </table:table-cell>
              <table:covered-table-cell/>
              <table:covered-table-cell/>
              <table:covered-table-cell/>
              <table:covered-table-cell/>
              <table:table-cell table:style-name="OrgTblCellB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>
                <text:p text:style-name="OrgTableContentsLeft"/>
              </table:table-cell>
            </table:table-row>
          </table:table-rows>
          <table:table-rows>
            <table:table-row>
              <table:table-cell table:style-name="OrgTblCellT" table:number-columns-spanned="4">
                <text:p text:style-name="OrgTableContentsRight">36</text:p>
              </table:table-cell>
              <table:covered-table-cell/>
              <table:covered-table-cell/>
              <table:covered-table-cell/>
              <table:table-cell table:style-name="OrgTblCellTL">
                <text:p text:style-name="OrgTableContentsLeft"><text:span text:style-name="OrgCode">TRS1</text:span></text:p>
              </table:table-cell>
              <table:table-cell table:style-name="OrgTblCellT" table:number-columns-spanned="3">
                <text:p text:style-name="OrgTableContentsRight">18</text:p>
              </table:table-cell>
              <table:covered-table-cell/>
              <table:covered-table-cell/>
              <table:table-cell table:style-name="OrgTblCellT">
                <text:p text:style-name="OrgTableContentsLeft">2nd Order Hexahed. Transition Elem., Solid / Shell</text:p>
              </table:table-cell>
              <table:table-cell table:style-name="OrgTblCellT" table:number-columns-spanned="5">
                <text:p text:style-name="OrgTableContentsLeft">6</text:p>
              </table:table-cell>
              <table:covered-table-cell/>
              <table:covered-table-cell/>
              <table:covered-table-cell/>
              <table:covered-table-cell/>
              <table:table-cell table:style-name="OrgTblCellT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>
                <text:p text:style-name="OrgTableContentsLeft">PR</text:p>
              </table:table-cell>
            </table:table-row>
            <table:table-row>
              <table:table-cell table:style-name="OrgTblCell" table:number-columns-spanned="4">
                <text:p text:style-name="OrgTableContentsRight">37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TRS2</text:span></text:p>
              </table:table-cell>
              <table:table-cell table:style-name="OrgTblCell" table:number-columns-spanned="3">
                <text:p text:style-name="OrgTableContentsRight">15</text:p>
              </table:table-cell>
              <table:covered-table-cell/>
              <table:covered-table-cell/>
              <table:table-cell table:style-name="OrgTblCell">
                <text:p text:style-name="OrgTableContentsLeft">2nd Order Hexahed. Transition Elem., Solid / Shell</text:p>
              </table:table-cell>
              <table:table-cell table:style-name="OrgTblCell" table:number-columns-spanned="5">
                <text:p text:style-name="OrgTableContentsLeft">6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PR</text:p>
              </table:table-cell>
            </table:table-row>
            <table:table-row>
              <table:table-cell table:style-name="OrgTblCellB" table:number-columns-spanned="4">
                <text:p text:style-name="OrgTableContentsRight">38</text:p>
              </table:table-cell>
              <table:covered-table-cell/>
              <table:covered-table-cell/>
              <table:covered-table-cell/>
              <table:table-cell table:style-name="OrgTblCellBL">
                <text:p text:style-name="OrgTableContentsLeft"><text:span text:style-name="OrgCode">TRS3</text:span></text:p>
              </table:table-cell>
              <table:table-cell table:style-name="OrgTblCellB" table:number-columns-spanned="3">
                <text:p text:style-name="OrgTableContentsRight">12</text:p>
              </table:table-cell>
              <table:covered-table-cell/>
              <table:covered-table-cell/>
              <table:table-cell table:style-name="OrgTblCellB">
                <text:p text:style-name="OrgTableContentsLeft">2nd Order Hexahed. Transition Elem., Solid / Shell</text:p>
              </table:table-cell>
              <table:table-cell table:style-name="OrgTblCellB" table:number-columns-spanned="5">
                <text:p text:style-name="OrgTableContentsLeft">6</text:p>
              </table:table-cell>
              <table:covered-table-cell/>
              <table:covered-table-cell/>
              <table:covered-table-cell/>
              <table:covered-table-cell/>
              <table:table-cell table:style-name="OrgTblCellB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>
                <text:p text:style-name="OrgTableContentsLeft">PR</text:p>
              </table:table-cell>
            </table:table-row>
          </table:table-rows>
          <table:table-rows>
            <table:table-row>
              <table:table-cell table:style-name="OrgTblCellT" table:number-columns-spanned="4">
                <text:p text:style-name="OrgTableContentsRight">39</text:p>
              </table:table-cell>
              <table:covered-table-cell/>
              <table:covered-table-cell/>
              <table:covered-table-cell/>
              <table:table-cell table:style-name="OrgTblCellTL">
                <text:p text:style-name="OrgTableContentsLeft"/>
              </table:table-cell>
              <table:table-cell table:style-name="OrgTblCellT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T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T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T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0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GLSH</text:span></text:p>
              </table:table-cell>
              <table:table-cell table:style-name="OrgTblCell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">
                <text:p text:style-name="OrgTableContentsLeft">General Spring / Shim Element</text:p>
              </table:table-cell>
              <table:table-cell table:style-name="OrgTblCell" table:number-columns-spanned="5">
                <text:p text:style-name="OrgTableContentsLeft"><text:note text:id="fn13" text:note-class="footnote"><text:note-citation>13</text:note-citation><text:note-body><text:p text:style-name="Footnote">As General Spring it is just a 2-noded spring (12x12
matrix) which may be in a local coordinate system. As a shim element
the preprocessor(s) will only insert stiffness in the local x- and
y-direction. In the analysis program(s), shim members and general
springs are treated exactly in the same manner.
</text:p></text:note-body></text:note>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✗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1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AXCS</text:span></text:p>
              </table:table-cell>
              <table:table-cell table:style-name="OrgTblCell" table:number-columns-spanned="3">
                <text:p text:style-name="OrgTableContentsRight">3</text:p>
              </table:table-cell>
              <table:covered-table-cell/>
              <table:covered-table-cell/>
              <table:table-cell table:style-name="OrgTblCell">
                <text:p text:style-name="OrgTableContentsLeft">Axisymmetric Constant Strain Triangle</text:p>
              </table:table-cell>
              <table:table-cell table:style-name="OrgTblCell" table:number-columns-spanned="5">
                <text:p text:style-name="OrgTableContentsLeft">7, 5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2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AXLQ</text:span></text:p>
              </table:table-cell>
              <table:table-cell table:style-name="OrgTblCell" table:number-columns-spanned="3">
                <text:p text:style-name="OrgTableContentsRight">4</text:p>
              </table:table-cell>
              <table:covered-table-cell/>
              <table:covered-table-cell/>
              <table:table-cell table:style-name="OrgTblCell">
                <text:p text:style-name="OrgTableContentsLeft">Axisymmetric Quadrilateral</text:p>
              </table:table-cell>
              <table:table-cell table:style-name="OrgTblCell" table:number-columns-spanned="5">
                <text:p text:style-name="OrgTableContentsLeft">7, 5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3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AXLS</text:span></text:p>
              </table:table-cell>
              <table:table-cell table:style-name="OrgTblCell" table:number-columns-spanned="3">
                <text:p text:style-name="OrgTableContentsRight">6</text:p>
              </table:table-cell>
              <table:covered-table-cell/>
              <table:covered-table-cell/>
              <table:table-cell table:style-name="OrgTblCell">
                <text:p text:style-name="OrgTableContentsLeft">Axisymmetric Linear Strain Triangle</text:p>
              </table:table-cell>
              <table:table-cell table:style-name="OrgTblCell" table:number-columns-spanned="5">
                <text:p text:style-name="OrgTableContentsLeft">7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4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AXQQ</text:span></text:p>
              </table:table-cell>
              <table:table-cell table:style-name="OrgTblCell" table:number-columns-spanned="3">
                <text:p text:style-name="OrgTableContentsRight">8</text:p>
              </table:table-cell>
              <table:covered-table-cell/>
              <table:covered-table-cell/>
              <table:table-cell table:style-name="OrgTblCell">
                <text:p text:style-name="OrgTableContentsLeft">Axisymmetric Linear Strain Quadrilateral</text:p>
              </table:table-cell>
              <table:table-cell table:style-name="OrgTblCell" table:number-columns-spanned="5">
                <text:p text:style-name="OrgTableContentsLeft">7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5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PILS</text:span></text:p>
              </table:table-cell>
              <table:table-cell table:style-name="OrgTblCell" table:number-columns-spanned="3">
                <text:p text:style-name="OrgTableContentsRight">1</text:p>
              </table:table-cell>
              <table:covered-table-cell/>
              <table:covered-table-cell/>
              <table:table-cell table:style-name="OrgTblCell">
                <text:p text:style-name="OrgTableContentsLeft">Pile / Soil</text:p>
              </table:table-cell>
              <table:table-cell table:style-name="OrgTblCell" table:number-columns-spanned="5">
                <text:p text:style-name="OrgTableContentsLeft">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6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PCAB</text:span></text:p>
              </table:table-cell>
              <table:table-cell table:style-name="OrgTblCell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">
                <text:p text:style-name="OrgTableContentsLeft">Plane Cable-Bar Element</text:p>
              </table:table-cell>
              <table:table-cell table:style-name="OrgTblCell" table:number-columns-spanned="5">
                <text:p text:style-name="OrgTableContentsLeft">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7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PSPR</text:span></text:p>
              </table:table-cell>
              <table:table-cell table:style-name="OrgTblCell" table:number-columns-spanned="3">
                <text:p text:style-name="OrgTableContentsRight">1</text:p>
              </table:table-cell>
              <table:covered-table-cell/>
              <table:covered-table-cell/>
              <table:table-cell table:style-name="OrgTblCell">
                <text:p text:style-name="OrgTableContentsLeft">Plane Spring Element</text:p>
              </table:table-cell>
              <table:table-cell table:style-name="OrgTblCell" table:number-columns-spanned="5">
                <text:p text:style-name="OrgTableContentsLeft">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8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>4</text:p>
              </table:table-cell>
              <table:covered-table-cell/>
              <table:covered-table-cell/>
              <table:table-cell table:style-name="OrgTblCell">
                <text:p text:style-name="OrgTableContentsLeft">4-node Contact Element with triangular Shape</text:p>
              </table:table-cell>
              <table:table-cell table:style-name="OrgTblCell" table:number-columns-spanned="5">
                <text:p text:style-name="OrgTableContentsLeft">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9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">
                <text:p text:style-name="OrgTableContentsLeft">2-Noded Link Element</text:p>
              </table:table-cell>
              <table:table-cell table:style-name="OrgTblCell" table:number-columns-spanned="5">
                <text:p text:style-name="OrgTableContentsLeft">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50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51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CTCP</text:span></text:p>
              </table:table-cell>
              <table:table-cell table:style-name="OrgTblCell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">
                <text:p text:style-name="OrgTableContentsLeft">2-Noded Contact Element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52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CTCL</text:span></text:p>
              </table:table-cell>
              <table:table-cell table:style-name="OrgTblCell" table:number-columns-spanned="3">
                <text:p text:style-name="OrgTableContentsRight">4</text:p>
              </table:table-cell>
              <table:covered-table-cell/>
              <table:covered-table-cell/>
              <table:table-cell table:style-name="OrgTblCell">
                <text:p text:style-name="OrgTableContentsLeft">4-Noded Contact Element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53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CTAL</text:span></text:p>
              </table:table-cell>
              <table:table-cell table:style-name="OrgTblCell" table:number-columns-spanned="3">
                <text:p text:style-name="OrgTableContentsRight">4</text:p>
              </table:table-cell>
              <table:covered-table-cell/>
              <table:covered-table-cell/>
              <table:table-cell table:style-name="OrgTblCell">
                <text:p text:style-name="OrgTableContentsLeft">4-Noded Axisymmetric Contact Element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54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CTCC</text:span></text:p>
              </table:table-cell>
              <table:table-cell table:style-name="OrgTblCell" table:number-columns-spanned="3">
                <text:p text:style-name="OrgTableContentsRight">6</text:p>
              </table:table-cell>
              <table:covered-table-cell/>
              <table:covered-table-cell/>
              <table:table-cell table:style-name="OrgTblCell">
                <text:p text:style-name="OrgTableContentsLeft">6-Noded Contact Element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55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CTAQ</text:span></text:p>
              </table:table-cell>
              <table:table-cell table:style-name="OrgTblCell" table:number-columns-spanned="3">
                <text:p text:style-name="OrgTableContentsRight">6</text:p>
              </table:table-cell>
              <table:covered-table-cell/>
              <table:covered-table-cell/>
              <table:table-cell table:style-name="OrgTblCell">
                <text:p text:style-name="OrgTableContentsLeft">6-Noded (3+3) Axisymmetric Contact Element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56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CTLQ</text:span></text:p>
              </table:table-cell>
              <table:table-cell table:style-name="OrgTblCell" table:number-columns-spanned="3">
                <text:p text:style-name="OrgTableContentsRight">8</text:p>
              </table:table-cell>
              <table:covered-table-cell/>
              <table:covered-table-cell/>
              <table:table-cell table:style-name="OrgTblCell">
                <text:p text:style-name="OrgTableContentsLeft">8-Noded (4+4) Contact Element</text:p>
              </table:table-cell>
              <table:table-cell table:style-name="OrgTblCell" table:number-columns-spanned="5">
                <text:p text:style-name="OrgTableContentsLeft">8, 9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PR</text:p>
              </table:table-cell>
            </table:table-row>
            <table:table-row>
              <table:table-cell table:style-name="OrgTblCell" table:number-columns-spanned="4">
                <text:p text:style-name="OrgTableContentsRight">57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CTCQ</text:span></text:p>
              </table:table-cell>
              <table:table-cell table:style-name="OrgTblCell" table:number-columns-spanned="3">
                <text:p text:style-name="OrgTableContentsRight">16</text:p>
              </table:table-cell>
              <table:covered-table-cell/>
              <table:covered-table-cell/>
              <table:table-cell table:style-name="OrgTblCell">
                <text:p text:style-name="OrgTableContentsLeft">16-Noded (8+8) Contact Element</text:p>
              </table:table-cell>
              <table:table-cell table:style-name="OrgTblCell" table:number-columns-spanned="5">
                <text:p text:style-name="OrgTableContentsLeft">8, 9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PR</text:p>
              </table:table-cell>
            </table:table-row>
            <table:table-row>
              <table:table-cell table:style-name="OrgTblCell" table:number-columns-spanned="4">
                <text:p text:style-name="OrgTableContentsRight">58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CTMQ</text:span></text:p>
              </table:table-cell>
              <table:table-cell table:style-name="OrgTblCell" table:number-columns-spanned="3">
                <text:p text:style-name="OrgTableContentsRight">18</text:p>
              </table:table-cell>
              <table:covered-table-cell/>
              <table:covered-table-cell/>
              <table:table-cell table:style-name="OrgTblCell">
                <text:p text:style-name="OrgTableContentsLeft">18-Noded (9+9) Contact Element</text:p>
              </table:table-cell>
              <table:table-cell table:style-name="OrgTblCell" table:number-columns-spanned="5">
                <text:p text:style-name="OrgTableContentsLeft">8, 9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PR</text:p>
              </table:table-cell>
            </table:table-row>
            <table:table-row>
              <table:table-cell table:style-name="OrgTblCell" table:number-columns-spanned="4">
                <text:p text:style-name="OrgTableContentsRight">59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0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1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HCQS</text:span></text:p>
              </table:table-cell>
              <table:table-cell table:style-name="OrgTblCell" table:number-columns-spanned="3">
                <text:p text:style-name="OrgTableContentsRight">9</text:p>
              </table:table-cell>
              <table:covered-table-cell/>
              <table:covered-table-cell/>
              <table:table-cell table:style-name="OrgTblCell">
                <text:p text:style-name="OrgTableContentsLeft">9-Noded Shell Element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PR</text:p>
              </table:table-cell>
            </table:table-row>
            <table:table-row>
              <table:table-cell table:style-name="OrgTblCell" table:number-columns-spanned="4">
                <text:p text:style-name="OrgTableContentsRight">62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3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4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5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6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SLQS</text:span></text:p>
              </table:table-cell>
              <table:table-cell table:style-name="OrgTblCell" table:number-columns-spanned="3">
                <text:p text:style-name="OrgTableContentsRight">8</text:p>
              </table:table-cell>
              <table:covered-table-cell/>
              <table:covered-table-cell/>
              <table:table-cell table:style-name="OrgTblCell">
                <text:p text:style-name="OrgTableContentsLeft">Semiloof Quadrilateral Curved Thin Shell (32 d.o.fs)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7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SLTS</text:span></text:p>
              </table:table-cell>
              <table:table-cell table:style-name="OrgTblCell" table:number-columns-spanned="3">
                <text:p text:style-name="OrgTableContentsRight">6</text:p>
              </table:table-cell>
              <table:covered-table-cell/>
              <table:covered-table-cell/>
              <table:table-cell table:style-name="OrgTblCell">
                <text:p text:style-name="OrgTableContentsLeft">Semiloof Triangular Curved Thin Shell (24 d.o.fs)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8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SLCB</text:span></text:p>
              </table:table-cell>
              <table:table-cell table:style-name="OrgTblCell" table:number-columns-spanned="3">
                <text:p text:style-name="OrgTableContentsRight">3</text:p>
              </table:table-cell>
              <table:covered-table-cell/>
              <table:covered-table-cell/>
              <table:table-cell table:style-name="OrgTblCell">
                <text:p text:style-name="OrgTableContentsLeft">Semiloof Curved Beam (11 d.o.fs)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9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70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MATR</text:span></text:p>
              </table:table-cell>
              <table:table-cell table:style-name="OrgTblCell" table:number-columns-spanned="3">
                <text:p text:style-name="OrgTableContentsRight"><text:span text:style-name="Emphasis">n</text:span></text:p>
              </table:table-cell>
              <table:covered-table-cell/>
              <table:covered-table-cell/>
              <table:table-cell table:style-name="OrgTblCell">
                <text:p text:style-name="OrgTableContentsLeft">General Matrix Element with arbitrary no. of nodes (<text:span text:style-name="Emphasis">n</text:span>)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SP</text:p>
              </table:table-cell>
            </table:table-row>
            <table:table-row>
              <table:table-cell table:style-name="OrgTblCell" table:number-columns-spanned="4">
                <text:p text:style-name="OrgTableContentsRight">…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/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100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GHEX</text:span></text:p>
              </table:table-cell>
              <table:table-cell table:style-name="OrgTblCell" table:number-columns-spanned="3">
                <text:p text:style-name="OrgTableContentsRight">21</text:p>
              </table:table-cell>
              <table:covered-table-cell/>
              <table:covered-table-cell/>
              <table:table-cell table:style-name="OrgTblCell">
                <text:p text:style-name="OrgTableContentsLeft">General Hexahedron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…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/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B" table:number-columns-spanned="4">
                <text:p text:style-name="OrgTableContentsRight">163</text:p>
              </table:table-cell>
              <table:covered-table-cell/>
              <table:covered-table-cell/>
              <table:covered-table-cell/>
              <table:table-cell table:style-name="OrgTblCellBL">
                <text:p text:style-name="OrgTableContentsLeft"><text:span text:style-name="OrgCode">GHEX</text:span></text:p>
              </table:table-cell>
              <table:table-cell table:style-name="OrgTblCellB" table:number-columns-spanned="3">
                <text:p text:style-name="OrgTableContentsRight">27</text:p>
              </table:table-cell>
              <table:covered-table-cell/>
              <table:covered-table-cell/>
              <table:table-cell table:style-name="OrgTblCellB">
                <text:p text:style-name="OrgTableContentsLeft">General Hexahedron</text:p>
              </table:table-cell>
              <table:table-cell table:style-name="OrgTblCellB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B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>
                <text:p text:style-name="OrgTableContentsLeft"/>
              </table:table-cell>
            </table:table-row>
          </table:table-rows>
        </table:table>
      </text:section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Berthold Höllmann</dc:creator>
    <meta:initial-creator>Berthold Höllmann</meta:initial-creator>
    <dc:date>2017-04-27T15:37:00</dc:date>
    <meta:creation-date>2017-04-27T15:37:00</meta:creation-date>
    <meta:generator>Emacs 25.2.1 (Org mode 9.0.5)</meta:generator>
    <meta:keyword/>
    <dc:subject/>
    <dc:title>C++ IO support for various FEM exchange file formats</dc:title>
  </office:meta>
</office:document-meta>
</file>